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2.954cm"/>
    </style:style>
    <style:style style:name="pr9" style:family="presentation" style:parent-style-name="Vivid2-subtitle">
      <style:graphic-properties draw:fill-color="#ffffff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Startmeeting NLP NLU Graz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Lerngruppe Sprachverarbeitung Graz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 mich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omas Aglassinger</text:p>
              </text:list-item>
              <text:list-item>
                <text:p>MSc</text:p>
              </text:list-item>
              <text:list-item>
                <text:p>Software Entwickler / Product Owner</text:p>
                <text:list>
                  <text:list-item>
                    <text:p>Ursprünglich “klassische” Software-Entwicklung: Gesundheitswesen, Banking, e-commerce</text:p>
                  </text:list-item>
                  <text:list-item>
                    <text:p>“Hingerutscht” in die Sprachverarbeitung während Master’s Thesis zur Auswertung elektronische Feedback</text:p>
                  </text:list-item>
                  <text:list-item>
                    <text:p>Inzwischen angestellt bei ITELL.SOLUTIONS</text:p>
                  </text:list-item>
                </text:list>
              </text:list-item>
              <text:list-item>
                <text:p>“casual” Open Source Entwickler, Mit-Organisator PyGRAZ</text:p>
              </text:list-item>
              <text:list-item>
                <text:p><text:a xlink:href="http://www.roskakori.at/" xlink:type="simple">http://www.roskakori.at/</text:a><text:s/></text:p>
              </text:list-item>
              <text:list-item>
                <text:p><text:a xlink:href="https://github.com/roskakori" xlink:type="simple">https://github.com/roskakori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inführung in die Sprachverarbeitung</text:p>
                <text:list>
                  <text:list-item>
                    <text:p>Einige Grundbegriffe</text:p>
                  </text:list-item>
                  <text:list-item>
                    <text:p>Texte in Sätze und Wörter zerlegen (sents, tokens)</text:p>
                  </text:list-item>
                  <text:list-item>
                    <text:p>Tokens und verschiedenen Rollen von Wörtern</text:p>
                  </text:list-item>
                  <text:list-item>
                    <text:p>Stimmungsanalyse</text:p>
                  </text:list-item>
                  <text:list-item>
                    <text:p>Themen-Modellierung</text:p>
                  </text:list-item>
                </text:list>
              </text:list-item>
              <text:list-item>
                <text:p>Daten beschaffen</text:p>
              </text:list-item>
              <text:list-item>
                <text:p>Praxis-Beispiel: TeLLers Feedbacks auswert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ipeline Architektu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enerelle Schritte, um Texte zu verarbeiten:</text:p>
              </text:list-item>
            </text:list>
            <text:list text:style-name="L3">
              <text:list-item>
                <text:list>
                  <text:list-item>
                    <text:p>Daten beschaffen: Datenformate, Scrapping</text:p>
                  </text:list-item>
                  <text:list-item>
                    <text:p><text:span text:style-name="T1">Vorverarbeiten: Tippfehler, </text:span>Smiley-Codes, Zerlegung in Sätze, Wörter, Aspekte</text:p>
                  </text:list-item>
                  <text:list-item>
                    <text:p>Klassifizieren: Themen, Bewertung</text:p>
                  </text:list-item>
                  <text:list-item>
                    <text:p>Ergebnisse: Darstellung, Ablage</text:p>
                  </text:list-item>
                </text:list>
              </text:list-item>
            </text:list>
            <text:list text:style-name="L2">
              <text:list-item>
                <text:p><text:span text:style-name="T2">Video: </text:span><text:span text:style-name="T2"><text:a xlink:href="https://www.youtube.com/watch?v=-S2sVhZ92PU" xlink:type="simple">Recipe for text analysis in social media</text:a></text:span><text:span text:style-name="T2"><text:s/>(</text:span>Eulalia Veny)</text:p>
              </text:list-item>
              <text:list-item>
                <text:p>Article: <text:a xlink:href="https://towardsdatascience.com/extracting-twitter-data-pre-processing-and-sentiment-analysis-using-python-3-0-7192bd8b47cf" xlink:type="simple">Extracting Twitter Data, Pre-Processing and Sentiment Analysis using Python 3.0</text:a><text:s/>(Dilan Kalpa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inführung in die Sprachverarbeitu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bgelegt als <text:a xlink:href="https://github.com/roskakori/talks/tree/master/linuxtage/Introduction%20to%20natural%20language%20processing" xlink:type="simple">Jupyter-Notebook</text:a><text:s/>zum selbst ausprobieren und herum spielen</text:p>
              </text:list-item>
              <text:list-item>
                <text:p>Beispieldaten im Netz (Kaggle)</text:p>
              </text:list-item>
              <text:list-item>
                <text:p>Video vom Vortrag bei Grazer Linuxtagen 2019: <text:a xlink:href="https://www.youtube.com/watch?v=bgoBWegVeGY" xlink:type="simple">https://www.youtube.com/watch?v=bgoBWegVeGY</text:a><text:s/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8" draw:text-style-name="P4" draw:layer="layout" svg:width="29.832cm" svg:height="12.954cm" svg:x="1.664cm" svg:y="5.334cm" presentation:class="subtitle">
          <draw:text-box>
            <text:p><text:span text:style-name="T3">Daten beschaffe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Daten beschaffe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Öffentlich Daten für Wettbewerbe: <text:a xlink:href="https://www.kaggle.com/" xlink:type="simple">https://www.kaggle.com/</text:a></text:p>
              </text:list-item>
              <text:list-item>
                <text:p>eBooks in Public Domain (auch als Textdateien): <text:a xlink:href="http://www.gutenberg.org/" xlink:type="simple">http://www.gutenberg.org/</text:a><text:s text:c="2"/></text:p>
              </text:list-item>
              <text:list-item>
                <text:p>Aus dem Netz</text:p>
                <text:list>
                  <text:list-item>
                    <text:p>API: Über definierte Schnittstellen abholen</text:p>
                  </text:list-item>
                  <text:list-item>
                    <text:p>Scraping: aus Web-Seiten extrahier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Daten aus dem Netz: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it fertigen Befehlszeilen Werkzeugen: curl, wget</text:p>
              </text:list-item>
              <text:list-item>
                <text:p>Mit Scripts, z.B. Python und requests Modul</text:p>
                <text:list>
                  <text:list-item>
                    <text:p>Artikel: <text:a xlink:href="https://realpython.com/python-requests/" xlink:type="simple">Python’s Requests Library (Guide)</text:a><text:s/>(Alex Ronquillo)</text:p>
                  </text:list-item>
                </text:list>
              </text:list-item>
              <text:list-item>
                <text:p>Beispiel:</text:p>
              </text:list-item>
            </text:list>
          </draw:text-box>
        </draw:frame>
        <draw:frame draw:style-name="gr2" draw:text-style-name="P6" draw:layer="layout" svg:width="26.67cm" svg:height="5.613cm" svg:x="3.048cm" svg:y="13.83cm">
          <draw:text-box>
            <text:p>&gt;&gt;&gt; import requests</text:p>
            <text:p>&gt;&gt;&gt; response = requests.get('<text:a xlink:href="https://api.github.com/" xlink:type="simple">https://api.github.com</text:a>')</text:p>
            <text:p>&gt;&gt;&gt; response.json()</text:p>
            <text:p>{'current_user_url': 'https://api.github.com/user', 'current_user_authorizations_html_url': 'https://github.com/settings/connections/applications{/client_id}', 'authorizations_url': ...}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Scraping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Know-how erforderlich: HTML, CSS, X-Path expressions</text:p>
                <text:list>
                  <text:list-item>
                    <text:p>Für Suchfilter der relevanten Inhalte</text:p>
                  </text:list-item>
                </text:list>
              </text:list-item>
              <text:list-item>
                <text:p>Statisches HTML: <text:a xlink:href="https://scrapy.org/" xlink:type="simple">https://scrapy.org/</text:a></text:p>
                <text:list>
                  <text:list-item>
                    <text:p>i.d.R. einfach</text:p>
                  </text:list-item>
                </text:list>
              </text:list-item>
              <text:list-item>
                <text:p>Dynamisch JavaScript-Seiten: z.B. mit Selenium</text:p>
                <text:list>
                  <text:list-item>
                    <text:p>i.d.R.mühsam</text:p>
                  </text:list-item>
                  <text:list-item>
                    <text:p>Artikel: <text:a xlink:href="https://medium.com/@igorzabukovec/automate-web-crawling-with-selenium-python-part-1-85113660de96" xlink:type="simple">Intro to automation and web Crawling with Selenium</text:a><text:s/>(Igor Zabukove)</text:p>
                  </text:list-item>
                </text:list>
              </text:list-item>
              <text:list-item>
                <text:p>Nach Neuorganisation der Seite: Programm anpass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0" presentation:use-date-time-name="dtd1"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8" draw:text-style-name="P3" draw:layer="layout" svg:width="29.832cm" svg:height="12.954cm" svg:x="1.664cm" svg:y="5.334cm" presentation:class="subtitle">
          <draw:text-box>
            <text:p>Dateiformat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Plain text (*.txt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it Standard-Bibliothek jeder beliebigen Sprache</text:p>
              </text:list-item>
              <text:list-item>
                <text:p>Encoding beachten:</text:p>
                <text:list>
                  <text:list-item>
                    <text:p>UTF-8</text:p>
                  </text:list-item>
                  <text:list-item>
                    <text:p>UTF-8 mit BOM</text:p>
                  </text:list-item>
                  <text:list-item>
                    <text:p>Cp1252 (“code page”)</text:p>
                  </text:list-item>
                  <text:list-item>
                    <text:p>ISO-8859-1 (“Latin 1”)</text:p>
                  </text:list-item>
                  <text:list-item>
                    <text:p>…</text:p>
                  </text:list-item>
                  <text:list-item>
                    <text:p>Heuristiken zum erraten, z.B. <text:a xlink:href="https://chardet.readthedocs.io/en/latest/usage.html" xlink:type="simple">chardet</text:a></text:p>
                  </text:list-item>
                </text:list>
              </text:list-item>
              <text:list-item>
                <text:p>Zeilenumbruch: Windows vs Unix/macO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CSV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ür Tabellen</text:p>
              </text:list-item>
              <text:list-item>
                <text:p>Gibt nicht an: Trennzeichen, Zeichensatz, Escape-Zeichen → im Programm oder als Parameter</text:p>
              </text:list-item>
              <text:list-item>
                <text:p>Python: csv Modul in Standard-Bibliothek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Exce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ür Tabellen</text:p>
              </text:list-item>
              <text:list-item>
                <text:p>Mehrere Tabellen in einer Datei (“Workbook”)</text:p>
              </text:list-item>
              <text:list-item>
                <text:p>Fließkommazahlen vs. Dezimalzahlen</text:p>
              </text:list-item>
              <text:list-item>
                <text:p>Kann auch Grafiken, Makros usw. Enthalten → schwer verarbeitbar</text:p>
              </text:list-item>
              <text:list-item>
                <text:p>Python: xlrd Modul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XM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Gut zum Abbilden von Beziehungen und Hierarchien</text:p>
              </text:list-item>
              <text:list-item>
                <text:p>“aufgeblasen”</text:p>
              </text:list-item>
              <text:list-item>
                <text:p>Inhalte finden mit X-Path</text:p>
              </text:list-item>
              <text:list-item>
                <text:p>Validieren mit Schema oder DocType</text:p>
              </text:list-item>
              <text:list-item>
                <text:p>Mit Python: lxm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Word Dokument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Kann viel Formatierung enthalten</text:p>
              </text:list-item>
              <text:list-item>
                <text:p>Logische Formatierung wie “Überschrift”, “Zitat” etc. möglich</text:p>
              </text:list-item>
              <text:list-item>
                <text:p>Generierte Inhalte (z.B. Inhaltsverzeichnis)</text:p>
              </text:list-item>
              <text:list-item>
                <text:p>Python: docx (unterstützt aber nicht altes “*.doc” Format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PDF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Beliebt zur Ablage, da nur umständlich wieder bearbeitbar</text:p>
              </text:list-item>
              <text:list-item>
                <text:p>Physikalisch Formatierung</text:p>
                <text:list>
                  <text:list-item>
                    <text:p>Statt “Überschrift”: Fettschrift, Zeichensatz Times 24</text:p>
                  </text:list-item>
                </text:list>
              </text:list-item>
              <text:list-item>
                <text:p>Wenn Text auf der selben Seite in mehrere Spalten unterteilt (vgl. Zeitung): schwer wieder zusammenzuführen</text:p>
              </text:list-item>
              <text:list-item>
                <text:p>Python: pdfminer.six, PyPDF2</text:p>
              </text:list-item>
              <text:list-item>
                <text:p>Artikel: <text:a xlink:href="https://medium.com/@rqaiserr/how-to-convert-pdfs-into-searchable-key-words-with-python-85aab86c544f" xlink:type="simple">How to Extract Words from PDFs with Python</text:a><text:s/>(Rizwan Qaiser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draw:frame presentation:style-name="pr9" draw:text-style-name="P3" draw:layer="layout" svg:width="29.996cm" svg:height="16.255cm" svg:x="1.664cm" svg:y="2.337cm" presentation:class="subtitle" presentation:user-transformed="true">
          <draw:text-box>
            <text:p>Q &amp; 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09:39:38.825523998</meta:creation-date>
    <meta:editing-duration>PT1H12M3S</meta:editing-duration>
    <meta:editing-cycles>21</meta:editing-cycles>
    <meta:generator>LibreOffice/6.0.7.3$Linux_X86_64 LibreOffice_project/00m0$Build-3</meta:generator>
    <dc:title>Vivid</dc:title>
    <dc:date>2019-10-03T08:48:12.269135533</dc:date>
    <meta:document-statistic meta:object-count="108"/>
  </office:meta>
</office:document-meta>
</file>